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officeooo:rsid="00177e2d" officeooo:paragraph-rsid="000c4d25" fo:background-color="#fff200"/>
    </style:style>
    <style:style style:name="P2" style:family="paragraph" style:parent-style-name="Standard">
      <style:text-properties style:font-name="Liberation Serif" fo:language="fr" fo:country="FR" officeooo:rsid="001cab29" officeooo:paragraph-rsid="001cab29" fo:background-color="#ffffff" style:language-asian="zxx" style:country-asian="none" style:language-complex="zxx" style:country-complex="none"/>
    </style:style>
    <style:style style:name="P3" style:family="paragraph" style:parent-style-name="Standard">
      <style:text-properties style:font-name="Liberation Serif" fo:language="fr" fo:country="FR" officeooo:rsid="001edf16" officeooo:paragraph-rsid="00221225" fo:background-color="#ffffff" style:language-asian="zxx" style:country-asian="none" style:language-complex="zxx" style:country-complex="none"/>
    </style:style>
    <style:style style:name="P4" style:family="paragraph" style:parent-style-name="Standard">
      <style:text-properties style:font-name="Liberation Serif" fo:language="fr" fo:country="FR" officeooo:rsid="001edf16" officeooo:paragraph-rsid="0021e970" fo:background-color="#ffffff" style:language-asian="zxx" style:country-asian="none" style:language-complex="zxx" style:country-complex="none"/>
    </style:style>
    <style:style style:name="P5" style:family="paragraph" style:parent-style-name="Standard">
      <style:text-properties style:font-name="Liberation Serif" fo:language="fr" fo:country="FR" officeooo:rsid="0021e970" officeooo:paragraph-rsid="0021e970" fo:background-color="#ffffff" style:language-asian="zxx" style:country-asian="none" style:language-complex="zxx" style:country-complex="none"/>
    </style:style>
    <style:style style:name="P6" style:family="paragraph" style:parent-style-name="Standard">
      <style:text-properties style:font-name="Liberation Serif" fo:font-size="10pt" fo:language="fr" fo:country="FR" officeooo:rsid="00221225" officeooo:paragraph-rsid="00221225" fo:background-color="#ffffff" style:font-size-asian="10pt" style:language-asian="zxx" style:country-asian="none" style:font-size-complex="10pt" style:language-complex="zxx" style:country-complex="none"/>
    </style:style>
    <style:style style:name="P7" style:family="paragraph" style:parent-style-name="Standard">
      <style:text-properties style:font-name="Liberation Serif" fo:font-size="12pt" fo:language="fr" fo:country="FR" officeooo:rsid="00221225" officeooo:paragraph-rsid="00221225" fo:background-color="#ffffff" style:font-size-asian="12pt" style:language-asian="zxx" style:country-asian="none" style:font-size-complex="12pt" style:language-complex="zxx" style:country-complex="none"/>
    </style:style>
    <style:style style:name="P8" style:family="paragraph" style:parent-style-name="Standard">
      <style:text-properties fo:color="#000000" loext:opacity="100%" style:font-name="Comic Sans MS" fo:font-size="12pt" fo:language="fr" fo:country="FR" officeooo:rsid="00221225" officeooo:paragraph-rsid="00221225" fo:background-color="#ffffff" style:font-size-asian="12pt" style:language-asian="zxx" style:country-asian="none" style:font-size-complex="12pt" style:language-complex="zxx" style:country-complex="none"/>
    </style:style>
    <style:style style:name="P9" style:family="paragraph" style:parent-style-name="Standard">
      <style:text-properties fo:color="#000000" loext:opacity="100%" style:font-name="Comic Sans MS" fo:font-size="12pt" fo:language="fr" fo:country="FR" officeooo:rsid="0022372e" officeooo:paragraph-rsid="0022372e" fo:background-color="#ffffff" style:font-size-asian="12pt" style:language-asian="zxx" style:country-asian="none" style:font-size-complex="12pt" style:language-complex="zxx" style:country-complex="none"/>
    </style:style>
    <style:style style:name="P10" style:family="paragraph" style:parent-style-name="Standard">
      <style:text-properties fo:color="#000000" loext:opacity="100%" style:font-name="Comic Sans MS" fo:font-size="12pt" fo:language="fr" fo:country="FR" officeooo:rsid="0023fa1f" officeooo:paragraph-rsid="0023fa1f" fo:background-color="#ffffff" style:font-size-asian="12pt" style:language-asian="zxx" style:country-asian="none" style:font-size-complex="12pt" style:language-complex="zxx" style:country-complex="none"/>
    </style:style>
    <style:style style:name="P11" style:family="paragraph" style:parent-style-name="Standard">
      <style:text-properties fo:color="#000000" loext:opacity="100%" style:font-name="Comic Sans MS" fo:font-size="12pt" fo:language="fr" fo:country="FR" officeooo:rsid="00256f10" officeooo:paragraph-rsid="00256f10" fo:background-color="#ffffff" style:font-size-asian="12pt" style:language-asian="zxx" style:country-asian="none" style:font-size-complex="12pt" style:language-complex="zxx" style:country-complex="none"/>
    </style:style>
    <style:style style:name="P12" style:family="paragraph" style:parent-style-name="Standard">
      <style:text-properties style:font-name="Comic Sans MS" fo:font-size="12pt" fo:language="fr" fo:country="FR" officeooo:rsid="00221225" officeooo:paragraph-rsid="00221225" fo:background-color="#ffffff" style:font-size-asian="12pt" style:language-asian="zxx" style:country-asian="none" style:font-size-complex="12pt" style:language-complex="zxx" style:country-complex="none"/>
    </style:style>
    <style:style style:name="T1" style:family="text">
      <style:text-properties fo:background-color="#fff200" loext:char-shading-value="0"/>
    </style:style>
    <style:style style:name="T2" style:family="text">
      <style:text-properties officeooo:rsid="000c4d25" fo:background-color="#fff200" loext:char-shading-value="0"/>
    </style:style>
    <style:style style:name="T3" style:family="text">
      <style:text-properties officeooo:rsid="00167e2f" fo:background-color="#fff200" loext:char-shading-value="0"/>
    </style:style>
    <style:style style:name="T4" style:family="text">
      <style:text-properties officeooo:rsid="00177e2d" fo:background-color="#fff200" loext:char-shading-value="0"/>
    </style:style>
    <style:style style:name="T5" style:family="text">
      <style:text-properties officeooo:rsid="00199ee4" fo:background-color="#fff200" loext:char-shading-value="0"/>
    </style:style>
    <style:style style:name="T6" style:family="text">
      <style:text-properties officeooo:rsid="001d7d56"/>
    </style:style>
    <style:style style:name="T7" style:family="text">
      <style:text-properties officeooo:rsid="001edf16"/>
    </style:style>
    <style:style style:name="T8" style:family="text">
      <style:text-properties officeooo:rsid="001f0d91"/>
    </style:style>
    <style:style style:name="T9" style:family="text">
      <style:text-properties officeooo:rsid="00221225"/>
    </style:style>
    <style:style style:name="T10" style:family="text">
      <style:text-properties officeooo:rsid="0023fa1f"/>
    </style:style>
    <style:style style:name="T11" style:family="text">
      <style:text-properties officeooo:rsid="00256f10"/>
    </style:style>
    <style:style style:name="T12" style:family="text">
      <style:text-properties officeooo:rsid="00261897"/>
    </style:style>
    <style:style style:name="T13" style:family="text">
      <style:text-properties officeooo:rsid="002620fa"/>
    </style:style>
    <style:style style:name="T14" style:family="text">
      <style:text-properties officeooo:rsid="0026ffe2"/>
    </style:style>
    <style:style style:name="T15" style:family="text">
      <style:text-properties fo:color="#000000" loext:opacity="100%"/>
    </style:style>
    <style:style style:name="T16" style:family="text">
      <style:text-properties fo:color="#000000" loext:opacity="100%" officeooo:rsid="00297a2f"/>
    </style:style>
    <style:style style:name="T17" style:family="text">
      <style:text-properties fo:color="#000000" loext:opacity="100%" officeooo:rsid="0022372e"/>
    </style:style>
    <style:style style:name="T18" style:family="text">
      <style:text-properties fo:color="#000000" loext:opacity="100%" officeooo:rsid="00283cd4"/>
    </style:style>
    <style:style style:name="T19" style:family="text">
      <style:text-properties officeooo:rsid="0029b6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 Programmer son arrosage à partir de son téléphone peut contenir plusieurs avantages. En effet nous pouvons faire tout avec notre téléphone de nos jours, mais aussi comme la technologie il y à beaucoup de contrainte, bien sur il y a des avantages, c'est une évidence mais il y à aussi des inconvénients, mais dans cette question je dois par une réponse qui doit mettre en valeur le produit donc pour se faire je ne parlerai que des avantages, puis après je dirais les inconvénients et ce qu’il faut faire ou ce qu’on pourrait faire pour les éviter <text:span text:style-name="T7">et les transformer en avantage</text:span>. En somme notre application contrôlera un système intégré d’arrosage automatique que l’on à conçu et où l’on à tout fait pour qu’il parfaitement compatible et fonctionnel avec notre système d’arrosage automatique. <text:s/></text:p>
      <text:p text:style-name="P2"/>
      <text:p text:style-name="P2"><text:span text:style-name="T6">Argument: </text:span>Pour commencer on à pu regrouper dans une liste non exhaustive <text:span text:style-name="T6">des avantages qui peut y avoir sur le fait de programmer son arrosage sur notre téléphone. Évidemment le premier avantage c’est l’ergonomie qui est l’élément fondateur de notre application. Pourquoi ? Parce que l’interface utilisateur est le centre de notre application où nous avons toute les liaison entre les composants et le téléphone en un simple affichage. Et votre question serait : <text:s/>« Mais comment vous pouvez voir les information directement sur votre téléphone alors que les composants et le système n’est pas relié par le téléphone ?» Ma réponse est que le téléphone à pu se connecter au système grâce essentiellement au bluetooth qui permet le contrôle de l’arrosage en passant au programme de son arrosage, ce qui sera habituellement utilisé, mais aussi vous pouvez lancer directement l’arrosage à partir de cette application. Les information selon l’humidité du sol et de l’air où de la température du sol et de l’air seront instantanément communiqués sur l’interface utilisateur.</text:span></text:p>
      <text:p text:style-name="P3">Mais aussi le plus gros avantage c’est l’avancée technique qui est proposé, car avant on avait des interfaces <text:span text:style-name="T9">trop</text:span> compliqué<text:span text:style-name="T9">es</text:span>, comme les anciens systèmes d’arrosage qui se contrôlai<text:span text:style-name="T9">en</text:span>t avec les diodes. Et qui pour ceux qui achètent un système d’arrosage automatique de nos jours serait une interface plutôt compliqué <text:span text:style-name="T9">à</text:span> mon avis. On va dire que si je m’arrête l<text:span text:style-name="T9">à</text:span> notre <text:span text:style-name="T9">produit</text:span> serait parfait et que ça pourrait plaire à tout le monde mais c<text:span text:style-name="T9">e n’est</text:span> pas si simple que ça car après de longues recherche nous avons remarqués quelques inconvénients très frappant et qui ont retenu notre attention. <text:span text:style-name="T8">Tout d’abord les problèmes de compatibilité sur les versions, nous avons remarqué que sur le concept de notre arroseur automatique nous pouvions voir que l’application à été fait par un outil de création d’application pour Android donc la version de cette application est malheureusement disponible que pour Android. Le dernier problème connu est notamment sous le fait que ça ne supporte pas toutes les versions de bluetooth, mais on sait que le bluetooth est un gage de qualité pour ce produit car il n’est pas forcément limité comme une connexion par le wifi. Une dernière questin qu’on pourrait se poser ce serait « bien sur que c’est ergonomique sur téléphone mais sur l’ordinateur serait-ce autant ergonomique ? » J’aurais tendance à répondre que non car c’est plus pratique d’ouvrir une simple application téléphone transportable que de devoir ouvrir sur ordinateur surtout que presque tout le monde à un téléphone portable ce qui peut encore plus être ouvert a tous et surtout peut être plus pratique d’utilisation. Aussi, tous les ordinateurs ne proposent pas le service Bluetooth inclus, et requièrent donc un périphérique en plus. Sachant que pour un côté plus technique l’application du téléphone serait mieux adapté à la programmation de l’arrosage car on à fait en sorte que les actions soit reliés d’une langue à l’autre, ici du langage C qui est proposé pour l’arduino au scratch qui est proposé par app inventor qui est le logiciel de création d’applications pour Android</text:span></text:p>
      <text:p text:style-name="P4"/>
      <text:p text:style-name="P5">Conclusion: Pour conclure on peut voir qu’en général les avantages prennent le dessus par rapport aux inconvénients car les avantages énoncés sont cruciaux par rapport à l’ergonomie ou encore pour les infos donnés. Alors que les inconvénients énoncés sont minimes pour causes de faute de temps, pour ne pas avoir travaillé sur la compatibilité des système d’exploitation du téléphone ou encore la version du bluetooth où la c’est qu’un problème d’obsolescence qui ne touchera qu’une minorité de gens à cause d’équipements anciens. Cependant les modules bluetooth du produit restera généralement à jour pour un fonctionnement optimal.</text:p>
      <text:p text:style-name="P6"/>
      <text:p text:style-name="P7"><text:span text:style-name="T16"/></text:p>
      <text:p text:style-name="P12"><text:soft-page-break/><text:span text:style-name="T16">I</text:span><text:span text:style-name="T15">ntro: </text:span><text:span text:style-name="T17">Quand on à un gros projet on doit souvent s’entourer d’un bon groupe, souvent une personne ne peut pas forcément savoir faire énormément de choses en même temps dans un projet si important, à pars connaître les bases simples de ce qu’il sait faire. Mais l’importance d’avoir un groupe serait de pouvoir avoir de l’aide mais surtout plus de connaissance ? C’est ce que je vais vous répondre pour ce questionnement qui reflète un peu du social dans un projet. </text:span><text:span text:style-name="T18">En somme est-ce que la complémentarité des membres d’un groupe est-elle un avantage pour un projet ?</text:span></text:p>
      <text:p text:style-name="P8"/>
      <text:p text:style-name="P9">Arguments: Pour commencer nous avons eu tous un projet sur lequel travailler, et nous avons choisi d’être dans un groupe d’un nombre de personnes plus ou moins importants, pour <text:span text:style-name="T10">s</text:span>e faire <text:span text:style-name="T10">je suis dans</text:span> un groupe de 4 et on à travailler sur l’arroseur automatique. <text:span text:style-name="T10">Et pour réaliser ce projet nous avons du réunir plusieurs compétences pour aborder ce projet de grande envergure. Car il y avait plusieurs compétences à mettre en œuvre pour faire fonctionner l’arroseur automatique, déjà les composants qui pouvais être compatibles pour faire fonctionner en toute sécurité l’arroseur comme le choix de la batterie ou le choix du composant qui servira à faire le faire fonctionner. Ce choix était surtout fait par la totalité de l’équipe car c’était avec ces composants qu’on pouvait savoir quels compétences il fallait vraiment mettre en valeur pour s’assurer le bon fonctionnement du produit. Après avoir choisir ce panel de composants, plusieurs compétences pouvaient s’offrir à nous pour les mettre en valeur pour que le projet et l’avancement du produit avance le plus vite possible. En effet je vais classer ces compétences dans une liste non exhaustive.</text:span></text:p>
      <text:p text:style-name="P10">L’une des compétences qui ne demande pas réellement sur le travail de composant c’est le design, c’est ce qui va pouvoir embarquer tous les composants pris et qui doit pouvoir avoir un réel design qui passe partout et qui n’est pas voyant mais qui peut quand même nous donner envie d’acheter ce produit, ensuite nous avons la compétence de la physique, de savoir si l’humidité du sol ou de l’air est bon pour l’arrosage ou encore que la température soit bonne pour arroser ou encore qu’il fasse beau ou non mais cette compétence sera surtout ajouter pour le système et c’est ce qui va nous mener à la compétence suivante qui est la compétence d’électricien pour pouvoir effectuer des branchements entre l’arduino, les électrovannes <text:span text:style-name="T11">et le système, après nous avons quelqu’un qui doit programmer le système <text:s/>d’arrosage et l’application téléphonique pour pouvoir faire en sorte que les deux concorde ensemble et pour qu’ils puissent fonctionner parfaitement mais la ou s’ajoute une nuance c’est que dans les deux programmes ils utilisent deux langues différentes. D’un côté la partie arduino qui sera le cœur du système d’arrosage et qui est en langue C qui est en somme un langage texte. De l’autre L’application téléphonique qui est en langue Scratch qui est une langue un peu plus simplifi</text:span><text:span text:style-name="T13">é</text:span><text:span text:style-name="T11">. Et vous allez me demander « Mais quel est le rapport avec la complémentarité de l’équipe ? » Et ma réponse est que deux personnes vont faire cette tache l’un avec la langue C et l’autre avec la langue scratch et doivent faire en sorte qu’il puissent raccorder le tout et que les actions de l’application et du système soit logique. Et pour moi, pour que les deux système puisse communiquer il faut que les créateurs de ces systèmes communiquent </text:span><text:span text:style-name="T13">aussi</text:span><text:span text:style-name="T11"> pour que la logique </text:span><text:span text:style-name="T13">des deux systèmes </text:span><text:soft-page-break/><text:span text:style-name="T13">puissent</text:span><text:span text:style-name="T11"> se suiv</text:span><text:span text:style-name="T13">re</text:span><text:span text:style-name="T11">. Surtout quand c’est deux compétences qui ont le même but mais pas la même façon de fonctionner, </text:span><text:span text:style-name="T14">ni la même façon de faire. </text:span><text:span text:style-name="T19">Mais il se peut que des fois certaines compétences soient trop divergentes pour contenir une cohésion assez forte même si elle pourraient se compléter. Mais généralement cela n’affecte pas réellement la destination ni la réussite ou l’échec du projet mais est juste une éventualité.</text:span></text:p>
      <text:p text:style-name="P10"/>
      <text:p text:style-name="P11">Conclusion: <text:span text:style-name="T12">En conclusion, pour ma part la complémentarité des membres d’un groupe pour un projet tel que l’arroseur automatique est réellement un grand avantage car ce projet forçais réellement à mettre en œuvre beaucoup de compétences pour que ce système fonctionne parfaitement, car une seule personne ne peut pas forcément tout savoir et tout faire, je met réellement le point sur le fonctionnement car quand on est plus une personne peut se mettre réellement sur une compétence en particulier et peut réaliser de meilleures choses qu’une personne qui ferai tout. En effet dans ce projet j’aurais retenu que j’avais plus de facilité à faire une seule chose et à permis de me rendre beaucoup plus précis dans ce que je faisais, et pour donner l’exemple dans tout les types de projets il doit y avoir plusieurs personnes pour les mêmes raisons, </text:span><text:span text:style-name="T19">même si certaines compétences peuvent ne pas réellement se ressembler et ne s’accorde pas très bien il peut mener à la fin du projet ou même à sa réussite. Donc généralement oui ça peut être un réel avantage.</text:span><text:span text:style-name="T12">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23M10S</meta:editing-duration>
    <meta:editing-cycles>21</meta:editing-cycles>
    <meta:generator>LibreOffice/7.1.1.2$Windows_X86_64 LibreOffice_project/fe0b08f4af1bacafe4c7ecc87ce55bb426164676</meta:generator>
    <dc:date>2021-05-19T15:38:52.960000000</dc:date>
    <meta:document-statistic meta:table-count="0" meta:image-count="0" meta:object-count="0" meta:page-count="3" meta:paragraph-count="8" meta:word-count="1578" meta:character-count="9561" meta:non-whitespace-character-count="7986"/>
    <meta:user-defined meta:name="Info 1"/>
    <meta:user-defined meta:name="Info 2"/>
    <meta:user-defined meta:name="Info 3"/>
    <meta:user-defined meta:name="Info 4"/>
  </office:meta>
</office:document-meta>
</file>